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ackstop original form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2]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ombastic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  <table:table-cell table:formula="of:=[.A5]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A changes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  <table:table-cell table:formula="of:=[.A8]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 changes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11]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ckstop original form, EU agrees</text:p>
          </table:table-cell>
          <table:table-cell table:number-columns-repeated="11"/>
        </table:table-row>
        <table:table-row table:style-name="ro1">
          <table:table-cell table:formula="of:=[.G2]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14]*[.B14]" office:value-type="float" office:value="0.09" calcext:value-type="float">
            <text:p>0.09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ckstop original form, EU disagrees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4"/>
          <table:table-cell table:formula="of:=[.A17]*[.B17]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mons votes deal on original backstop</text:p>
          </table:table-cell>
          <table:table-cell table:number-columns-repeated="11"/>
        </table:table-row>
        <table:table-row table:style-name="ro1">
          <table:table-cell table:formula="of:=[.G14]" office:value-type="float" office:value="0.09" calcext:value-type="float">
            <text:p>0.0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20]*[.B20]" office:value-type="float" office:value="0.036" calcext:value-type="float">
            <text:p>0.03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mons doesn’t vote deal on original backstop</text:p>
          </table:table-cell>
          <table:table-cell table:number-columns-repeated="11"/>
        </table:table-row>
        <table:table-row table:style-name="ro1">
          <table:table-cell table:formula="of:=[.G14]"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23]*[.B23]" office:value-type="float" office:value="0.054" calcext:value-type="float">
            <text:p>0.05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ombastic then election</text:p>
          </table:table-cell>
          <table:table-cell table:number-columns-repeated="11"/>
        </table:table-row>
        <table:table-row table:style-name="ro1">
          <table:table-cell table:formula="of:=[.G5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26]*[.B26]" office:value-type="float" office:value="0.16" calcext:value-type="float">
            <text:p>0.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ombastic then defections</text:p>
          </table:table-cell>
          <table:table-cell table:number-columns-repeated="11"/>
        </table:table-row>
        <table:table-row table:style-name="ro1">
          <table:table-cell table:formula="of:=[.G5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29]*[.B29]"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ombastic then lack of consensus</text:p>
          </table:table-cell>
          <table:table-cell table:number-columns-repeated="11"/>
        </table:table-row>
        <table:table-row table:style-name="ro1">
          <table:table-cell table:formula="of:=[.G5]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32]*[.B32]" office:value-type="float" office:value="0.16" calcext:value-type="float">
            <text:p>0.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ombastic then no defections</text:p>
          </table:table-cell>
          <table:table-cell table:number-columns-repeated="11"/>
        </table:table-row>
        <table:table-row table:style-name="ro1">
          <table:table-cell table:formula="of:=[.G5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5]*[.B35]"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A not amended</text:p>
          </table:table-cell>
          <table:table-cell table:number-columns-repeated="11"/>
        </table:table-row>
        <table:table-row table:style-name="ro1">
          <table:table-cell table:formula="of:=[.G8]"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38]*[.B38]" office:value-type="float" office:value="0.36" calcext:value-type="float">
            <text:p>0.3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A amended</text:p>
          </table:table-cell>
          <table:table-cell table:number-columns-repeated="11"/>
        </table:table-row>
        <table:table-row table:style-name="ro1">
          <table:table-cell table:formula="of:=[.G8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1]*[.B41]"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 not amended</text:p>
          </table:table-cell>
          <table:table-cell table:number-columns-repeated="11"/>
        </table:table-row>
        <table:table-row table:style-name="ro1">
          <table:table-cell table:formula="of:=[.G11]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4]*[.B44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D amended</text:p>
          </table:table-cell>
          <table:table-cell table:number-columns-repeated="11"/>
        </table:table-row>
        <table:table-row table:style-name="ro1">
          <table:table-cell table:formula="of:=[.G2]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47]*[.B47]" office:value-type="float" office:value="0.08" calcext:value-type="float">
            <text:p>0.0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mons rejects again</text:p>
          </table:table-cell>
          <table:table-cell table:number-columns-repeated="11"/>
        </table:table-row>
        <table:table-row table:style-name="ro1">
          <table:table-cell table:formula="of:=[.G38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50]*[.B50]" office:value-type="float" office:value="0.036" calcext:value-type="float">
            <text:p>0.036</text:p>
          </table:table-cell>
          <table:table-cell table:number-columns-repeated="5"/>
        </table:table-row>
        <table:table-row table:style-name="ro1">
          <table:table-cell table:formula="of:=[.G41]"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51]*[.B51]"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 table:formula="of:=[.G44]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52]*[.B52]"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table:formula="of:=[.G47]"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3]*[.B53]"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 table:formula="of:=SUM([.G50:.G53])" office:value-type="float" office:value="0.086" calcext:value-type="float">
            <text:p>0.08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mons no vote</text:p>
          </table:table-cell>
          <table:table-cell table:number-columns-repeated="11"/>
        </table:table-row>
        <table:table-row table:style-name="ro1">
          <table:table-cell table:formula="of:=[.G38]"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57]*[.B57]" office:value-type="float" office:value="0.144" calcext:value-type="float">
            <text:p>0.144</text:p>
          </table:table-cell>
          <table:table-cell table:number-columns-repeated="5"/>
        </table:table-row>
        <table:table-row table:style-name="ro1">
          <table:table-cell table:formula="of:=[.G41]"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58]*[.B58]"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 table:formula="of:=[.G44]"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59]*[.B59]"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 table:formula="of:=[.G47]"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60]*[.B60]"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 table:formula="of:=SUM([.G57:.G60])" office:value-type="float" office:value="0.184" calcext:value-type="float">
            <text:p>0.18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mons votes and approves</text:p>
          </table:table-cell>
          <table:table-cell table:number-columns-repeated="11"/>
        </table:table-row>
        <table:table-row table:style-name="ro1">
          <table:table-cell table:formula="of:=[.G38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64]*[.B64]" office:value-type="float" office:value="0.036" calcext:value-type="float">
            <text:p>0.036</text:p>
          </table:table-cell>
          <table:table-cell table:number-columns-repeated="5"/>
        </table:table-row>
        <table:table-row table:style-name="ro1">
          <table:table-cell table:formula="of:=[.G41]"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65]*[.B65]"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table:formula="of:=[.G47]"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66]*[.B66]" office:value-type="float" office:value="0.016" calcext:value-type="float">
            <text:p>0.016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 table:formula="of:=SUM([.G64:.G66])" office:value-type="float" office:value="0.076" calcext:value-type="float">
            <text:p>0.07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arly Sept Enough Cross</text:p>
          </table:table-cell>
          <table:table-cell table:number-columns-repeated="11"/>
        </table:table-row>
        <table:table-row table:style-name="ro1">
          <table:table-cell table:formula="of:=[.G23]" office:value-type="float" office:value="0.054" calcext:value-type="float">
            <text:p>0.054</text:p>
          </table:table-cell>
          <table:table-cell table:number-columns-repeated="5"/>
          <table:table-cell table:formula="of:=[.A70]" office:value-type="float" office:value="0.054" calcext:value-type="float">
            <text:p>0.054</text:p>
          </table:table-cell>
          <table:table-cell table:number-columns-repeated="5"/>
        </table:table-row>
        <table:table-row table:style-name="ro1">
          <table:table-cell table:formula="of:=[.G17]" office:value-type="float" office:value="0.01" calcext:value-type="float">
            <text:p>0.01</text:p>
          </table:table-cell>
          <table:table-cell table:number-columns-repeated="5"/>
          <table:table-cell table:formula="of:=[.A71]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formula="of:=[.G29]" office:value-type="float" office:value="0.04" calcext:value-type="float">
            <text:p>0.04</text:p>
          </table:table-cell>
          <table:table-cell table:number-columns-repeated="5"/>
          <table:table-cell table:formula="of:=[.A72]"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table:formula="of:=[.G54]" office:value-type="float" office:value="0.086" calcext:value-type="float">
            <text:p>0.08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73]*[.B73]" office:value-type="float" office:value="0.0258" calcext:value-type="float">
            <text:p>0.0258</text:p>
          </table:table-cell>
          <table:table-cell table:number-columns-repeated="5"/>
        </table:table-row>
        <table:table-row table:style-name="ro1">
          <table:table-cell table:formula="of:=[.G61]" office:value-type="float" office:value="0.184" calcext:value-type="float">
            <text:p>0.18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74]*[.B74]" office:value-type="float" office:value="0.0552" calcext:value-type="float">
            <text:p>0.0552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70:.G74])" office:value-type="float" office:value="0.185" calcext:value-type="float">
            <text:p>0.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ly Sept Not Enough Cross</text:p>
          </table:table-cell>
          <table:table-cell table:number-columns-repeated="11"/>
        </table:table-row>
        <table:table-row table:style-name="ro1">
          <table:table-cell table:formula="of:=[.G35]" office:value-type="float" office:value="0.04" calcext:value-type="float">
            <text:p>0.04</text:p>
          </table:table-cell>
          <table:table-cell table:number-columns-repeated="5"/>
          <table:table-cell table:formula="of:=[.A77]"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table:formula="of:=[.G54]" office:value-type="float" office:value="0.086" calcext:value-type="float">
            <text:p>0.08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78]*[.B78]" office:value-type="float" office:value="0.0258" calcext:value-type="float">
            <text:p>0.0258</text:p>
          </table:table-cell>
          <table:table-cell table:number-columns-repeated="5"/>
        </table:table-row>
        <table:table-row table:style-name="ro1">
          <table:table-cell table:formula="of:=[.G61]" office:value-type="float" office:value="0.184" calcext:value-type="float">
            <text:p>0.18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79]*[.B79]" office:value-type="float" office:value="0.0552" calcext:value-type="float">
            <text:p>0.0552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77:.G79])" office:value-type="float" office:value="0.121" calcext:value-type="float">
            <text:p>0.12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ate Sept No Consensus</text:p>
          </table:table-cell>
          <table:table-cell table:number-columns-repeated="11"/>
        </table:table-row>
        <table:table-row table:style-name="ro1">
          <table:table-cell table:formula="of:=[.G32]" office:value-type="float" office:value="0.16" calcext:value-type="float">
            <text:p>0.16</text:p>
          </table:table-cell>
          <table:table-cell table:number-columns-repeated="5"/>
          <table:table-cell table:formula="of:=[.A83]" office:value-type="float" office:value="0.16" calcext:value-type="float">
            <text:p>0.16</text:p>
          </table:table-cell>
          <table:table-cell table:number-columns-repeated="5"/>
        </table:table-row>
        <table:table-row table:style-name="ro1">
          <table:table-cell table:formula="of:=[.G54]" office:value-type="float" office:value="0.086" calcext:value-type="float">
            <text:p>0.08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84]*[.B84]" office:value-type="float" office:value="0.0344" calcext:value-type="float">
            <text:p>0.0344</text:p>
          </table:table-cell>
          <table:table-cell table:number-columns-repeated="5"/>
        </table:table-row>
        <table:table-row table:style-name="ro1">
          <table:table-cell table:formula="of:=[.G61]" office:value-type="float" office:value="0.184" calcext:value-type="float">
            <text:p>0.18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85]*[.B85]" office:value-type="float" office:value="0.0736" calcext:value-type="float">
            <text:p>0.0736</text:p>
          </table:table-cell>
          <table:table-cell table:number-columns-repeated="5"/>
        </table:table-row>
        <table:table-row table:style-name="ro1">
          <table:table-cell table:formula="of:=[.G80]" office:value-type="float" office:value="0.121" calcext:value-type="float">
            <text:p>0.121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86]*[.B86]" office:value-type="float" office:value="0.1089" calcext:value-type="float">
            <text:p>0.1089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83:.G86])" office:value-type="float" office:value="0.3769" calcext:value-type="float">
            <text:p>0.3769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o Deal Blocked</text:p>
          </table:table-cell>
          <table:table-cell table:number-columns-repeated="11"/>
        </table:table-row>
        <table:table-row table:style-name="ro1">
          <table:table-cell table:formula="of:=[.G87]" office:value-type="float" office:value="0.3769" calcext:value-type="float">
            <text:p>0.3769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90]*[.B90]" office:value-type="float" office:value="0.26383" calcext:value-type="float">
            <text:p>0.2638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o Deal Not Blocked</text:p>
          </table:table-cell>
          <table:table-cell table:number-columns-repeated="11"/>
        </table:table-row>
        <table:table-row table:style-name="ro1">
          <table:table-cell table:formula="of:=[.G87]" office:value-type="float" office:value="0.3769" calcext:value-type="float">
            <text:p>0.3769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93]*[.B93]" office:value-type="float" office:value="0.07538" calcext:value-type="float">
            <text:p>0.07538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ohnson asks for delay</text:p>
          </table:table-cell>
          <table:table-cell table:number-columns-repeated="11"/>
        </table:table-row>
        <table:table-row table:style-name="ro1">
          <table:table-cell table:formula="of:=[.G87]" office:value-type="float" office:value="0.3769" calcext:value-type="float">
            <text:p>0.3769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96]*[.B96]" office:value-type="float" office:value="0.03769" calcext:value-type="float">
            <text:p>0.03769</text:p>
          </table:table-cell>
          <table:table-cell table:number-columns-repeated="5"/>
        </table:table-row>
        <table:table-row table:style-name="ro1">
          <table:table-cell table:formula="of:=[.G80]" office:value-type="float" office:value="0.121" calcext:value-type="float">
            <text:p>0.121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97]*[.B97]" office:value-type="float" office:value="0.0121" calcext:value-type="float">
            <text:p>0.012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96:.G97])" office:value-type="float" office:value="0.04979" calcext:value-type="float">
            <text:p>0.04979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ohnson calls a GE</text:p>
          </table:table-cell>
          <table:table-cell table:number-columns-repeated="11"/>
        </table:table-row>
        <table:table-row table:style-name="ro1">
          <table:table-cell table:formula="of:=[.G26]" office:value-type="float" office:value="0.16" calcext:value-type="float">
            <text:p>0.16</text:p>
          </table:table-cell>
          <table:table-cell table:number-columns-repeated="5"/>
          <table:table-cell table:formula="of:=[.A101]" office:value-type="float" office:value="0.16" calcext:value-type="float">
            <text:p>0.16</text:p>
          </table:table-cell>
          <table:table-cell table:number-columns-repeated="5"/>
        </table:table-row>
        <table:table-row table:style-name="ro1">
          <table:table-cell table:formula="of:=[.G38]"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02]*[.B102]" office:value-type="float" office:value="0.144" calcext:value-type="float">
            <text:p>0.144</text:p>
          </table:table-cell>
          <table:table-cell table:number-columns-repeated="5"/>
        </table:table-row>
        <table:table-row table:style-name="ro1">
          <table:table-cell table:formula="of:=[.G44]"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103]*[.B103]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101:.G103])" office:value-type="float" office:value="0.314" calcext:value-type="float">
            <text:p>0.314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al then GE</text:p>
          </table:table-cell>
          <table:table-cell table:number-columns-repeated="7"/>
          <table:table-cell office:value-type="string" calcext:value-type="string">
            <text:p>Rounded</text:p>
          </table:table-cell>
          <table:table-cell table:number-columns-repeated="3"/>
        </table:table-row>
        <table:table-row table:style-name="ro1">
          <table:table-cell table:formula="of:=[.G20]" office:value-type="float" office:value="0.036" calcext:value-type="float">
            <text:p>0.036</text:p>
          </table:table-cell>
          <table:table-cell table:number-columns-repeated="5"/>
          <table:table-cell table:formula="of:=[.A110]" office:value-type="float" office:value="0.036" calcext:value-type="float">
            <text:p>0.036</text:p>
          </table:table-cell>
          <table:table-cell table:formula="of:=[.G110]*100"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 accum</text:p>
          </table:table-cell>
          <table:table-cell office:value-type="string" calcext:value-type="string">
            <text:p>Deal accum</text:p>
          </table:table-cell>
        </table:table-row>
        <table:table-row table:style-name="ro1">
          <table:table-cell table:number-columns-repeated="10"/>
          <table:table-cell table:formula="of:=[.H116]" office:value-type="float" office:value="71.7947" calcext:value-type="float">
            <text:p>71.7947</text:p>
          </table:table-cell>
          <table:table-cell table:formula="of:=[.H110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9"/>
          <table:table-cell table:formula="of:=[.H110]" office:value-type="float" office:value="3.6" calcext:value-type="float">
            <text:p>3.6</text:p>
          </table:table-cell>
          <table:table-cell table:formula="of:=[.H130]" office:value-type="float" office:value="7.6" calcext:value-type="float">
            <text:p>7.6</text:p>
          </table:table-cell>
        </table:table-row>
        <table:table-row table:style-name="ro1">
          <table:table-cell table:formula="of:=[.G104]" office:value-type="float" office:value="0.314" calcext:value-type="float">
            <text:p>0.314</text:p>
          </table:table-cell>
          <table:table-cell table:number-columns-repeated="5"/>
          <table:table-cell table:formula="of:=[.A113]" office:value-type="float" office:value="0.314" calcext:value-type="float">
            <text:p>0.314</text:p>
          </table:table-cell>
          <table:table-cell table:number-columns-repeated="3"/>
          <table:table-cell table:formula="of:=SUM([.K111:.K112])" office:value-type="float" office:value="75.3947" calcext:value-type="float">
            <text:p>75.3947</text:p>
          </table:table-cell>
          <table:table-cell table:formula="of:=SUM([.L111:.L112])" office:value-type="float" office:value="11.2" calcext:value-type="float">
            <text:p>11.2</text:p>
          </table:table-cell>
        </table:table-row>
        <table:table-row table:style-name="ro1">
          <table:table-cell table:formula="of:=[.G75]" office:value-type="float" office:value="0.185" calcext:value-type="float">
            <text:p>0.18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114]*[.B114]" office:value-type="float" office:value="0.1665" calcext:value-type="float">
            <text:p>0.1665</text:p>
          </table:table-cell>
          <table:table-cell table:number-columns-repeated="5"/>
        </table:table-row>
        <table:table-row table:style-name="ro1">
          <table:table-cell table:formula="of:=[.G90]" office:value-type="float" office:value="0.26383" calcext:value-type="float">
            <text:p>0.26383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115]*[.B115]" office:value-type="float" office:value="0.237447" calcext:value-type="float">
            <text:p>0.237447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113:.G115])" office:value-type="float" office:value="0.717947" calcext:value-type="float">
            <text:p>0.717947</text:p>
          </table:table-cell>
          <table:table-cell table:formula="of:=[.G116]*100" office:value-type="float" office:value="71.7947" calcext:value-type="float">
            <text:p>71.7947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11"/>
        </table:table-row>
        <table:table-row table:style-name="ro1">
          <table:table-cell table:formula="of:=[.G75]" office:value-type="float" office:value="0.185" calcext:value-type="float">
            <text:p>0.18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19]*[.B119]" office:value-type="float" office:value="0.0185" calcext:value-type="float">
            <text:p>0.0185</text:p>
          </table:table-cell>
          <table:table-cell table:number-columns-repeated="5"/>
        </table:table-row>
        <table:table-row table:style-name="ro1">
          <table:table-cell table:formula="of:=[.G90]" office:value-type="float" office:value="0.26383" calcext:value-type="float">
            <text:p>0.2638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20]*[.B120]" office:value-type="float" office:value="0.026383" calcext:value-type="float">
            <text:p>0.026383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119:.G120])" office:value-type="float" office:value="0.044883" calcext:value-type="float">
            <text:p>0.044883</text:p>
          </table:table-cell>
          <table:table-cell table:formula="of:=[.G121]*100" office:value-type="float" office:value="4.4883" calcext:value-type="float">
            <text:p>4.488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11"/>
        </table:table-row>
        <table:table-row table:style-name="ro1">
          <table:table-cell table:formula="of:=[.G93]" office:value-type="float" office:value="0.07538" calcext:value-type="float">
            <text:p>0.07538</text:p>
          </table:table-cell>
          <table:table-cell table:number-columns-repeated="5"/>
          <table:table-cell table:formula="of:=[.A124]" office:value-type="float" office:value="0.07538" calcext:value-type="float">
            <text:p>0.07538</text:p>
          </table:table-cell>
          <table:table-cell table:formula="of:=[.G124]*100" office:value-type="float" office:value="7.538" calcext:value-type="float">
            <text:p>7.53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11"/>
        </table:table-row>
        <table:table-row table:style-name="ro1">
          <table:table-cell table:formula="of:=[.G98]" office:value-type="float" office:value="0.04979" calcext:value-type="float">
            <text:p>0.04979</text:p>
          </table:table-cell>
          <table:table-cell table:number-columns-repeated="5"/>
          <table:table-cell table:formula="of:=[.A127]" office:value-type="float" office:value="0.04979" calcext:value-type="float">
            <text:p>0.04979</text:p>
          </table:table-cell>
          <table:table-cell table:formula="of:=[.G127]*100" office:value-type="float" office:value="4.979" calcext:value-type="float">
            <text:p>4.97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al w/o GE</text:p>
          </table:table-cell>
          <table:table-cell table:number-columns-repeated="11"/>
        </table:table-row>
        <table:table-row table:style-name="ro1">
          <table:table-cell table:formula="of:=[.G67]" office:value-type="float" office:value="0.076" calcext:value-type="float">
            <text:p>0.076</text:p>
          </table:table-cell>
          <table:table-cell table:number-columns-repeated="5"/>
          <table:table-cell table:formula="of:=[.A130]" office:value-type="float" office:value="0.076" calcext:value-type="float">
            <text:p>0.076</text:p>
          </table:table-cell>
          <table:table-cell table:formula="of:=[.G130]*100"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formula="of:=SUM([.H110:.H130])" office:value-type="float" office:value="100" calcext:value-type="float">
            <text:p>100</text:p>
          </table:table-cell>
          <table:table-cell table:formula="of:=SUM([.I110:.I130])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7-26T14:46:32.030451700</meta:creation-date>
    <meta:generator>LibreOffice/6.2.0.3$MacOSX_X86_64 LibreOffice_project/98c6a8a1c6c7b144ce3cc729e34964b47ce25d62</meta:generator>
    <dc:date>2019-07-26T15:11:20.572234749</dc:date>
    <dc:creator>Jon Worth</dc:creator>
    <meta:editing-duration>PT24M47S</meta:editing-duration>
    <meta:editing-cycles>3</meta:editing-cycles>
    <meta:document-statistic meta:table-count="1" meta:cell-count="216" meta:object-count="0"/>
  </office:meta>
</office:document-meta>
</file>